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tring_search_algorithm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erformance measurements of different string search algorith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is in microseconds and is for 10000 matches on randomly generated string and patter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 length</text:p>
          </table:table-cell>
          <table:table-cell office:value-type="string" calcext:value-type="string">
            <text:p>Pattern length</text:p>
          </table:table-cell>
          <table:table-cell office:value-type="string" calcext:value-type="string">
            <text:p>GCC builtin (brute-force/naive implementation) time</text:p>
          </table:table-cell>
          <table:table-cell office:value-type="string" calcext:value-type="string">
            <text:p>Naive implementation time</text:p>
          </table:table-cell>
          <table:table-cell office:value-type="string" calcext:value-type="string">
            <text:p>Knuth-Morris-Pratt time</text:p>
          </table:table-cell>
          <table:table-cell office:value-type="string" calcext:value-type="string">
            <text:p>Rabin-Karp time</text:p>
          </table:table-cell>
          <table:table-cell table:number-columns-repeated="1018"/>
        </table:table-row>
        <table:table-row table:style-name="ro2"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7561" calcext:value-type="float">
            <text:p>227561</text:p>
          </table:table-cell>
          <table:table-cell table:style-name="Default" office:value-type="float" office:value="230108" calcext:value-type="float">
            <text:p>230108</text:p>
          </table:table-cell>
          <table:table-cell table:style-name="Default" office:value-type="float" office:value="333727" calcext:value-type="float">
            <text:p>333727</text:p>
          </table:table-cell>
          <table:table-cell table:style-name="Default" office:value-type="float" office:value="520812" calcext:value-type="float">
            <text:p>520812</text:p>
          </table:table-cell>
          <table:table-cell table:number-columns-repeated="1018"/>
        </table:table-row>
        <table:table-row table:style-name="ro2"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94894" calcext:value-type="float">
            <text:p>494894</text:p>
          </table:table-cell>
          <table:table-cell table:style-name="Default" office:value-type="float" office:value="480639" calcext:value-type="float">
            <text:p>480639</text:p>
          </table:table-cell>
          <table:table-cell table:style-name="Default" office:value-type="float" office:value="633558" calcext:value-type="float">
            <text:p>633558</text:p>
          </table:table-cell>
          <table:table-cell table:style-name="Default" office:value-type="float" office:value="972971" calcext:value-type="float">
            <text:p>972971</text:p>
          </table:table-cell>
          <table:table-cell table:number-columns-repeated="1018"/>
        </table:table-row>
        <table:table-row table:style-name="ro2">
          <table:table-cell table:style-name="Default" office:value-type="float" office:value="30000" calcext:value-type="float">
            <text:p>3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741029" calcext:value-type="float">
            <text:p>741029</text:p>
          </table:table-cell>
          <table:table-cell table:style-name="Default" office:value-type="float" office:value="718447" calcext:value-type="float">
            <text:p>718447</text:p>
          </table:table-cell>
          <table:table-cell table:style-name="Default" office:value-type="float" office:value="978403" calcext:value-type="float">
            <text:p>978403</text:p>
          </table:table-cell>
          <table:table-cell table:style-name="Default" office:value-type="float" office:value="1397276" calcext:value-type="float">
            <text:p>1397276</text:p>
          </table:table-cell>
          <table:table-cell table:number-columns-repeated="1018"/>
        </table:table-row>
        <table:table-row table:style-name="ro2"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999254" calcext:value-type="float">
            <text:p>999254</text:p>
          </table:table-cell>
          <table:table-cell table:style-name="Default" office:value-type="float" office:value="959716" calcext:value-type="float">
            <text:p>959716</text:p>
          </table:table-cell>
          <table:table-cell table:style-name="Default" office:value-type="float" office:value="1384463" calcext:value-type="float">
            <text:p>1384463</text:p>
          </table:table-cell>
          <table:table-cell table:style-name="Default" office:value-type="float" office:value="2088592" calcext:value-type="float">
            <text:p>2088592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271904" calcext:value-type="float">
            <text:p>1271904</text:p>
          </table:table-cell>
          <table:table-cell table:style-name="Default" office:value-type="float" office:value="1378370" calcext:value-type="float">
            <text:p>1378370</text:p>
          </table:table-cell>
          <table:table-cell table:style-name="Default" office:value-type="float" office:value="1730900" calcext:value-type="float">
            <text:p>1730900</text:p>
          </table:table-cell>
          <table:table-cell table:style-name="Default" office:value-type="float" office:value="2350186" calcext:value-type="float">
            <text:p>2350186</text:p>
          </table:table-cell>
          <table:table-cell table:number-columns-repeated="1018"/>
        </table:table-row>
        <table:table-row table:style-name="ro2">
          <table:table-cell table:style-name="Default" office:value-type="float" office:value="60000" calcext:value-type="float">
            <text:p>6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6895" calcext:value-type="float">
            <text:p>1506895</text:p>
          </table:table-cell>
          <table:table-cell table:style-name="Default" office:value-type="float" office:value="1459001" calcext:value-type="float">
            <text:p>1459001</text:p>
          </table:table-cell>
          <table:table-cell table:style-name="Default" office:value-type="float" office:value="1980565" calcext:value-type="float">
            <text:p>1980565</text:p>
          </table:table-cell>
          <table:table-cell table:style-name="Default" office:value-type="float" office:value="2980880" calcext:value-type="float">
            <text:p>2980880</text:p>
          </table:table-cell>
          <table:table-cell table:number-columns-repeated="1018"/>
        </table:table-row>
        <table:table-row table:style-name="ro2">
          <table:table-cell table:style-name="Default" office:value-type="float" office:value="70000" calcext:value-type="float">
            <text:p>7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748388" calcext:value-type="float">
            <text:p>1748388</text:p>
          </table:table-cell>
          <table:table-cell table:style-name="Default" office:value-type="float" office:value="1729447" calcext:value-type="float">
            <text:p>1729447</text:p>
          </table:table-cell>
          <table:table-cell table:style-name="Default" office:value-type="float" office:value="2170762" calcext:value-type="float">
            <text:p>2170762</text:p>
          </table:table-cell>
          <table:table-cell table:style-name="Default" office:value-type="float" office:value="3202508" calcext:value-type="float">
            <text:p>3202508</text:p>
          </table:table-cell>
          <table:table-cell table:number-columns-repeated="1018"/>
        </table:table-row>
        <table:table-row table:style-name="ro2">
          <table:table-cell table:style-name="Default" office:value-type="float" office:value="80000" calcext:value-type="float">
            <text:p>8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15857" calcext:value-type="float">
            <text:p>2015857</text:p>
          </table:table-cell>
          <table:table-cell table:style-name="Default" office:value-type="float" office:value="1979524" calcext:value-type="float">
            <text:p>1979524</text:p>
          </table:table-cell>
          <table:table-cell table:style-name="Default" office:value-type="float" office:value="2663814" calcext:value-type="float">
            <text:p>2663814</text:p>
          </table:table-cell>
          <table:table-cell table:style-name="Default" office:value-type="float" office:value="3735060" calcext:value-type="float">
            <text:p>3735060</text:p>
          </table:table-cell>
          <table:table-cell table:number-columns-repeated="1018"/>
        </table:table-row>
        <table:table-row table:style-name="ro2">
          <table:table-cell table:style-name="Default" office:value-type="float" office:value="90000" calcext:value-type="float">
            <text:p>9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52081" calcext:value-type="float">
            <text:p>2252081</text:p>
          </table:table-cell>
          <table:table-cell table:style-name="Default" office:value-type="float" office:value="2229145" calcext:value-type="float">
            <text:p>2229145</text:p>
          </table:table-cell>
          <table:table-cell table:style-name="Default" office:value-type="float" office:value="2828733" calcext:value-type="float">
            <text:p>2828733</text:p>
          </table:table-cell>
          <table:table-cell table:style-name="Default" office:value-type="float" office:value="4150387" calcext:value-type="float">
            <text:p>41503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271635" calcext:value-type="float">
            <text:p>1271635</text:p>
          </table:table-cell>
          <table:table-cell table:style-name="Default" office:value-type="float" office:value="1244456" calcext:value-type="float">
            <text:p>1244456</text:p>
          </table:table-cell>
          <table:table-cell table:style-name="Default" office:value-type="float" office:value="1582469" calcext:value-type="float">
            <text:p>1582469</text:p>
          </table:table-cell>
          <table:table-cell table:style-name="Default" office:value-type="float" office:value="2311678" calcext:value-type="float">
            <text:p>2311678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250383" calcext:value-type="float">
            <text:p>1250383</text:p>
          </table:table-cell>
          <table:table-cell table:style-name="Default" office:value-type="float" office:value="1228563" calcext:value-type="float">
            <text:p>1228563</text:p>
          </table:table-cell>
          <table:table-cell table:style-name="Default" office:value-type="float" office:value="1617253" calcext:value-type="float">
            <text:p>1617253</text:p>
          </table:table-cell>
          <table:table-cell table:style-name="Default" office:value-type="float" office:value="2379624" calcext:value-type="float">
            <text:p>2379624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1190768" calcext:value-type="float">
            <text:p>1190768</text:p>
          </table:table-cell>
          <table:table-cell table:style-name="Default" office:value-type="float" office:value="1177063" calcext:value-type="float">
            <text:p>1177063</text:p>
          </table:table-cell>
          <table:table-cell table:style-name="Default" office:value-type="float" office:value="1629887" calcext:value-type="float">
            <text:p>1629887</text:p>
          </table:table-cell>
          <table:table-cell table:style-name="Default" office:value-type="float" office:value="2457944" calcext:value-type="float">
            <text:p>2457944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298720" calcext:value-type="float">
            <text:p>1298720</text:p>
          </table:table-cell>
          <table:table-cell table:style-name="Default" office:value-type="float" office:value="1279532" calcext:value-type="float">
            <text:p>1279532</text:p>
          </table:table-cell>
          <table:table-cell table:style-name="Default" office:value-type="float" office:value="1843065" calcext:value-type="float">
            <text:p>1843065</text:p>
          </table:table-cell>
          <table:table-cell table:style-name="Default" office:value-type="float" office:value="2638578" calcext:value-type="float">
            <text:p>2638578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262202" calcext:value-type="float">
            <text:p>1262202</text:p>
          </table:table-cell>
          <table:table-cell table:style-name="Default" office:value-type="float" office:value="1190350" calcext:value-type="float">
            <text:p>1190350</text:p>
          </table:table-cell>
          <table:table-cell table:style-name="Default" office:value-type="float" office:value="1722343" calcext:value-type="float">
            <text:p>1722343</text:p>
          </table:table-cell>
          <table:table-cell table:style-name="Default" office:value-type="float" office:value="2668021" calcext:value-type="float">
            <text:p>2668021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6000" calcext:value-type="float">
            <text:p>6000</text:p>
          </table:table-cell>
          <table:table-cell table:style-name="Default" office:value-type="float" office:value="1127716" calcext:value-type="float">
            <text:p>1127716</text:p>
          </table:table-cell>
          <table:table-cell table:style-name="Default" office:value-type="float" office:value="1115170" calcext:value-type="float">
            <text:p>1115170</text:p>
          </table:table-cell>
          <table:table-cell table:style-name="Default" office:value-type="float" office:value="1737135" calcext:value-type="float">
            <text:p>1737135</text:p>
          </table:table-cell>
          <table:table-cell table:style-name="Default" office:value-type="float" office:value="2748000" calcext:value-type="float">
            <text:p>2748000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122824" calcext:value-type="float">
            <text:p>1122824</text:p>
          </table:table-cell>
          <table:table-cell table:style-name="Default" office:value-type="float" office:value="1113333" calcext:value-type="float">
            <text:p>1113333</text:p>
          </table:table-cell>
          <table:table-cell table:style-name="Default" office:value-type="float" office:value="1768803" calcext:value-type="float">
            <text:p>1768803</text:p>
          </table:table-cell>
          <table:table-cell table:style-name="Default" office:value-type="float" office:value="2825043" calcext:value-type="float">
            <text:p>2825043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1068856" calcext:value-type="float">
            <text:p>1068856</text:p>
          </table:table-cell>
          <table:table-cell table:style-name="Default" office:value-type="float" office:value="1069731" calcext:value-type="float">
            <text:p>1069731</text:p>
          </table:table-cell>
          <table:table-cell table:style-name="Default" office:value-type="float" office:value="1806563" calcext:value-type="float">
            <text:p>1806563</text:p>
          </table:table-cell>
          <table:table-cell table:style-name="Default" office:value-type="float" office:value="2906017" calcext:value-type="float">
            <text:p>2906017</text:p>
          </table:table-cell>
          <table:table-cell table:number-columns-repeated="1018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050978" calcext:value-type="float">
            <text:p>1050978</text:p>
          </table:table-cell>
          <table:table-cell table:style-name="Default" office:value-type="float" office:value="1057699" calcext:value-type="float">
            <text:p>1057699</text:p>
          </table:table-cell>
          <table:table-cell table:style-name="Default" office:value-type="float" office:value="1847297" calcext:value-type="float">
            <text:p>1847297</text:p>
          </table:table-cell>
          <table:table-cell table:style-name="Default" office:value-type="float" office:value="3006728" calcext:value-type="float">
            <text:p>3006728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1T15:24:52.509216927</dc:date>
    <meta:editing-duration>PT24M59S</meta:editing-duration>
    <meta:editing-cycles>2</meta:editing-cycles>
    <meta:document-statistic meta:table-count="1" meta:cell-count="116" meta:object-count="0"/>
  </office:meta>
</office:document-meta>
</file>